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ature" table:style-name="ta1">
        <table:shapes>
          <draw:frame draw:z-index="0" draw:style-name="gr1" draw:text-style-name="P1" svg:width="161.92mm" svg:height="102.14mm" svg:x="0mm" svg:y="63.86mm">
            <draw:object draw:notify-on-update-of-ranges="feature.B1:feature.F1 feature.A2:feature.A2 feature.B2:feature.F2 feature.A3:feature.A3 feature.B3:feature.F3 feature.A4:feature.A4 feature.B4:feature.F4 feature.A5:feature.A5 feature.B5:feature.F5 feature.A6:feature.A6 feature.B6:feature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'BF-Trie''</text:p>
          </table:table-cell>
          <table:table-cell office:value-type="float" office:value="8" calcext:value-type="float">
            <text:p>8</text:p>
          </table:table-cell>
          <table:table-cell office:value-type="float" office:value="67.2" calcext:value-type="float">
            <text:p>67.2</text:p>
          </table:table-cell>
          <table:table-cell office:value-type="float" office:value="772.4" calcext:value-type="float">
            <text:p>772.4</text:p>
          </table:table-cell>
          <table:table-cell office:value-type="float" office:value="10653" calcext:value-type="float">
            <text:p>10653</text:p>
          </table:table-cell>
          <table:table-cell office:value-type="float" office:value="69787.8" calcext:value-type="float">
            <text:p>69787.8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4.2" calcext:value-type="float">
            <text:p>4.2</text:p>
          </table:table-cell>
          <table:table-cell office:value-type="float" office:value="33.8" calcext:value-type="float">
            <text:p>33.8</text:p>
          </table:table-cell>
          <table:table-cell office:value-type="float" office:value="330.8" calcext:value-type="float">
            <text:p>330.8</text:p>
          </table:table-cell>
          <table:table-cell office:value-type="float" office:value="7033" calcext:value-type="float">
            <text:p>7033</text:p>
          </table:table-cell>
          <table:table-cell office:value-type="float" office:value="54906.8" calcext:value-type="float">
            <text:p>54906.8</text:p>
          </table:table-cell>
        </table:table-row>
        <table:table-row table:style-name="ro1">
          <table:table-cell office:value-type="string" calcext:value-type="string">
            <text:p>''Flat Bloofi''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9.4" calcext:value-type="float">
            <text:p>9.4</text:p>
          </table:table-cell>
          <table:table-cell office:value-type="float" office:value="105.6" calcext:value-type="float">
            <text:p>105.6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8.4" calcext:value-type="float">
            <text:p>8.4</text:p>
          </table:table-cell>
          <table:table-cell office:value-type="float" office:value="74.2" calcext:value-type="float">
            <text:p>74.2</text:p>
          </table:table-cell>
          <table:table-cell office:value-type="float" office:value="656.6" calcext:value-type="float">
            <text:p>656.6</text:p>
          </table:table-cell>
          <table:table-cell office:value-type="float" office:value="18341.6" calcext:value-type="float">
            <text:p>18341.6</text:p>
          </table:table-cell>
          <table:table-cell office:value-type="float" office:value="175502.6" calcext:value-type="float">
            <text:p>175502.6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5.4" calcext:value-type="float">
            <text:p>5.4</text:p>
          </table:table-cell>
          <table:table-cell office:value-type="float" office:value="55.6" calcext:value-type="float">
            <text:p>55.6</text:p>
          </table:table-cell>
          <table:table-cell office:value-type="float" office:value="564" calcext:value-type="float">
            <text:p>564</text:p>
          </table:table-cell>
          <table:table-cell office:value-type="float" office:value="6744" calcext:value-type="float">
            <text:p>6744</text:p>
          </table:table-cell>
          <table:table-cell office:value-type="float" office:value="61953.2" calcext:value-type="float">
            <text:p>61953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20:12:23.717807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7T20:13:56.553318658</dc:date>
    <meta:editing-duration>PT31M</meta:editing-duration>
    <meta:editing-cycles>9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193cm" svg:height="10.215cm" xlink:href=".." xlink:type="simple" chart:class="chart:line" chart:style-name="ch1">
        <chart:legend chart:legend-position="end" svg:x="12.923cm" svg:y="3.797cm" style:legend-expansion="high" chart:style-name="ch2"/>
        <chart:plot-area chart:style-name="ch3" table:cell-range-address="feature.A1:feature.F6" chart:data-source-has-labels="both" svg:x="0.135cm" svg:y="0.181cm" svg:width="12.831cm" svg:height="9.395cm">
          <chartooo:coordinate-region svg:x="1.72cm" svg:y="0.384cm" svg:width="10.874cm" svg:height="8.539cm"/>
          <chart:axis chart:dimension="x" chart:name="primary-x" chart:style-name="ch4" chartooo:axis-type="auto">
            <chartooo:date-scale/>
            <chart:title svg:x="5.741cm" svg:y="9.305cm" chart:style-name="ch5">
              <text:p>
N of Filters</text:p>
            </chart:title>
            <chart:categories table:cell-range-address="feature.B1:feature.F1"/>
          </chart:axis>
          <chart:axis chart:dimension="y" chart:name="primary-y" chart:style-name="ch6">
            <chart:title svg:x="0cm" svg:y="5.782cm" chart:style-name="ch7">
              <text:p>Milliseconds</text:p>
            </chart:title>
            <chart:grid chart:style-name="ch8" chart:class="major"/>
          </chart:axis>
          <chart:series chart:style-name="ch9" chart:values-cell-range-address="feature.B2:feature.F2" chart:label-cell-address="feature.A2:feature.A2" chart:class="chart:line">
            <chart:data-point chart:repeated="5"/>
          </chart:series>
          <chart:series chart:style-name="ch10" chart:values-cell-range-address="feature.B3:feature.F3" chart:label-cell-address="feature.A3:feature.A3" chart:class="chart:line">
            <chart:data-point chart:repeated="5"/>
          </chart:series>
          <chart:series chart:style-name="ch11" chart:values-cell-range-address="feature.B4:feature.F4" chart:label-cell-address="feature.A4:feature.A4" chart:class="chart:line">
            <chart:data-point chart:repeated="5"/>
          </chart:series>
          <chart:series chart:style-name="ch12" chart:values-cell-range-address="feature.B5:feature.F5" chart:label-cell-address="feature.A5:feature.A5" chart:class="chart:line">
            <chart:data-point chart:repeated="5"/>
          </chart:series>
          <chart:series chart:style-name="ch13" chart:values-cell-range-address="feature.B6:feature.F6" chart:label-cell-address="feature.A6:feature.A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feature.B1:feature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'BF-Trie''</text:p>
                <draw:g>
                  <svg:desc>feature.A2:feature.A2</svg:desc>
                </draw:g>
              </table:table-cell>
              <table:table-cell office:value-type="float" office:value="8">
                <text:p>8</text:p>
                <draw:g>
                  <svg:desc>feature.B2:feature.F2</svg:desc>
                </draw:g>
              </table:table-cell>
              <table:table-cell office:value-type="float" office:value="67.2">
                <text:p>67.2</text:p>
              </table:table-cell>
              <table:table-cell office:value-type="float" office:value="772.4">
                <text:p>772.4</text:p>
              </table:table-cell>
              <table:table-cell office:value-type="float" office:value="10653">
                <text:p>10653</text:p>
              </table:table-cell>
              <table:table-cell office:value-type="float" office:value="69787.8">
                <text:p>69787.8</text:p>
              </table:table-cell>
            </table:table-row>
            <table:table-row>
              <table:table-cell office:value-type="string">
                <text:p>''Bloofi Impl''</text:p>
                <draw:g>
                  <svg:desc>feature.A3:feature.A3</svg:desc>
                </draw:g>
              </table:table-cell>
              <table:table-cell office:value-type="float" office:value="4.2">
                <text:p>4.2</text:p>
                <draw:g>
                  <svg:desc>feature.B3:feature.F3</svg:desc>
                </draw:g>
              </table:table-cell>
              <table:table-cell office:value-type="float" office:value="33.8">
                <text:p>33.8</text:p>
              </table:table-cell>
              <table:table-cell office:value-type="float" office:value="330.8">
                <text:p>330.8</text:p>
              </table:table-cell>
              <table:table-cell office:value-type="float" office:value="7033">
                <text:p>7033</text:p>
              </table:table-cell>
              <table:table-cell office:value-type="float" office:value="54906.8">
                <text:p>54906.8</text:p>
              </table:table-cell>
            </table:table-row>
            <table:table-row>
              <table:table-cell office:value-type="string">
                <text:p>''Flat Bloofi''</text:p>
                <draw:g>
                  <svg:desc>feature.A4:feature.A4</svg:desc>
                </draw:g>
              </table:table-cell>
              <table:table-cell office:value-type="float" office:value="0.4">
                <text:p>0.4</text:p>
                <draw:g>
                  <svg:desc>feature.B4:feature.F4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9.4">
                <text:p>9.4</text:p>
              </table:table-cell>
              <table:table-cell office:value-type="float" office:value="105.6">
                <text:p>105.6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''Hamming''</text:p>
                <draw:g>
                  <svg:desc>feature.A5:feature.A5</svg:desc>
                </draw:g>
              </table:table-cell>
              <table:table-cell office:value-type="float" office:value="8.4">
                <text:p>8.4</text:p>
                <draw:g>
                  <svg:desc>feature.B5:feature.F5</svg:desc>
                </draw:g>
              </table:table-cell>
              <table:table-cell office:value-type="float" office:value="74.2">
                <text:p>74.2</text:p>
              </table:table-cell>
              <table:table-cell office:value-type="float" office:value="656.6">
                <text:p>656.6</text:p>
              </table:table-cell>
              <table:table-cell office:value-type="float" office:value="18341.6">
                <text:p>18341.6</text:p>
              </table:table-cell>
              <table:table-cell office:value-type="float" office:value="175502.6">
                <text:p>175502.6</text:p>
              </table:table-cell>
            </table:table-row>
            <table:table-row>
              <table:table-cell office:value-type="string">
                <text:p>''Linear''</text:p>
                <draw:g>
                  <svg:desc>feature.A6:feature.A6</svg:desc>
                </draw:g>
              </table:table-cell>
              <table:table-cell office:value-type="float" office:value="5.4">
                <text:p>5.4</text:p>
                <draw:g>
                  <svg:desc>feature.B6:feature.F6</svg:desc>
                </draw:g>
              </table:table-cell>
              <table:table-cell office:value-type="float" office:value="55.6">
                <text:p>55.6</text:p>
              </table:table-cell>
              <table:table-cell office:value-type="float" office:value="564">
                <text:p>564</text:p>
              </table:table-cell>
              <table:table-cell office:value-type="float" office:value="6744">
                <text:p>6744</text:p>
              </table:table-cell>
              <table:table-cell office:value-type="float" office:value="61953.2">
                <text:p>6195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